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Orion Fan</text:p>
          </table:table-cell>
          <table:table-cell office:value-type="currency" office:currency="EUR" office:value="111.06" calcext:value-type="currency">
            <text:p>111.06 €</text:p>
          </table:table-cell>
          <table:table-cell office:value-type="float" office:value="1" calcext:value-type="float">
            <text:p>1</text:p>
          </table:table-cell>
          <table:table-cell table:formula="of:=[.B2]*[.C2]" office:value-type="currency" office:currency="EUR" office:value="111.06" calcext:value-type="currency">
            <text:p>111.06 €</text:p>
          </table:table-cell>
          <table:table-cell office:value-type="string" calcext:value-type="string">
            <text:p><text:a xlink:href="https://www.digikey.de/de/products/detail/orion-fans/OD254AP-24HB10A/9679262" xlink:type="simple">https://www.digikey.de/de/products/detail/orion-fans/OD254AP-24HB10A/9679262</text:a></text:p>
          </table:table-cell>
        </table:table-row>
        <table:table-row table:style-name="ro1">
          <table:table-cell office:value-type="string" calcext:value-type="string">
            <text:p>Chamber Fans</text:p>
          </table:table-cell>
          <table:table-cell office:value-type="currency" office:currency="EUR" office:value="14" calcext:value-type="currency">
            <text:p>14.00 €</text:p>
          </table:table-cell>
          <table:table-cell office:value-type="float" office:value="2" calcext:value-type="float">
            <text:p>2</text:p>
          </table:table-cell>
          <table:table-cell table:formula="of:=[.B3]*[.C3]" office:value-type="currency" office:currency="EUR" office:value="28" calcext:value-type="currency">
            <text:p>28.00 €</text:p>
          </table:table-cell>
          <table:table-cell office:value-type="string" calcext:value-type="string">
            <text:p>https://www.digikey.de/de/products/detail/mechatronics-fan-group/MR8025E24B1-6-FSR/7606118</text:p>
          </table:table-cell>
        </table:table-row>
        <table:table-row table:style-name="ro1">
          <table:table-cell office:value-type="string" calcext:value-type="string">
            <text:p>Heat Sink</text:p>
          </table:table-cell>
          <table:table-cell office:value-type="currency" office:currency="EUR" office:value="188.96" calcext:value-type="currency">
            <text:p>188.96 €</text:p>
          </table:table-cell>
          <table:table-cell office:value-type="float" office:value="1" calcext:value-type="float">
            <text:p>1</text:p>
          </table:table-cell>
          <table:table-cell table:formula="of:=[.B4]*[.C4]" office:value-type="currency" office:currency="EUR" office:value="188.96" calcext:value-type="currency">
            <text:p>188.96 €</text:p>
          </table:table-cell>
          <table:table-cell office:value-type="string" calcext:value-type="string">
            <text:p>https://www.digikey.de/de/products/detail/wakefield-vette/PADLED-225100/10414934?s=N4IgTCBcDa5grARgAzIAQAsCmBDALmgM4CWAdgNYgC6AvkA</text:p>
          </table:table-cell>
        </table:table-row>
        <table:table-row table:style-name="ro1">
          <table:table-cell office:value-type="string" calcext:value-type="string">
            <text:p>3D Filament</text:p>
          </table:table-cell>
          <table:table-cell office:value-type="currency" office:currency="EUR" office:value="21.99" calcext:value-type="currency">
            <text:p>21.99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21.99" calcext:value-type="currency">
            <text:p>21.99 €</text:p>
          </table:table-cell>
          <table:table-cell office:value-type="string" calcext:value-type="string">
            <text:p><text:a xlink:href="https://www.3djake.de/3djake/ecopla-schwarz" xlink:type="simple">https://www.3djake.de/3djake/ecopla-schwarz</text:a>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currency" office:currency="EUR" office:value="11.04" calcext:value-type="currency">
            <text:p>11.04 €</text:p>
          </table:table-cell>
          <table:table-cell office:value-type="float" office:value="2" calcext:value-type="float">
            <text:p>2</text:p>
          </table:table-cell>
          <table:table-cell table:formula="of:=[.B6]*[.C6]" office:value-type="currency" office:currency="EUR" office:value="22.08" calcext:value-type="currency">
            <text:p>22.08 €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currency" office:currency="EUR" office:value="2.43" calcext:value-type="currency">
            <text:p>2.43 €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currency" office:currency="EUR" office:value="24.3" calcext:value-type="currency">
            <text:p>24.30 €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currency" office:currency="EUR" office:value="0.13" calcext:value-type="currency">
            <text:p>0.13 €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currency" office:currency="EUR" office:value="1.3" calcext:value-type="currency">
            <text:p>1.30 €</text:p>
          </table:table-cell>
          <table:table-cell office:value-type="string" calcext:value-type="string">
            <text:p>https://www.mouser.de/ProductDetail/Murata-Electronics/GRM188R6YA475KE15D?qs=eeBpzGFlv%252B%2FTEUAkSXFIlg%3D%3D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currency" office:currency="EUR" office:value="0.14" calcext:value-type="currency">
            <text:p>0.14 €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currency" office:currency="EUR" office:value="1.4" calcext:value-type="currency">
            <text:p>1.40 €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currency" office:currency="EUR" office:value="0.306" calcext:value-type="currency">
            <text:p>0.31 €</text:p>
          </table:table-cell>
          <table:table-cell office:value-type="float" office:value="40" calcext:value-type="float">
            <text:p>40</text:p>
          </table:table-cell>
          <table:table-cell table:formula="of:=[.B10]*[.C10]" office:value-type="currency" office:currency="EUR" office:value="12.24" calcext:value-type="currency">
            <text:p>12.24 €</text:p>
          </table:table-cell>
          <table:table-cell office:value-type="string" calcext:value-type="string">
            <text:p>https://www.mouser.de/ProductDetail/YAGEO/RE0603BRE0710KL?qs=9h0bZHM%2F3zLOZXinkXFY8g%3D%3D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currency" office:currency="EUR" office:value="0.055" calcext:value-type="currency">
            <text:p>0.06 €</text:p>
          </table:table-cell>
          <table:table-cell office:value-type="float" office:value="20" calcext:value-type="float">
            <text:p>20</text:p>
          </table:table-cell>
          <table:table-cell table:formula="of:=[.B11]*[.C11]" office:value-type="currency" office:currency="EUR" office:value="1.1" calcext:value-type="currency">
            <text:p>1.10 €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currency" office:currency="EUR" office:value="0.149" calcext:value-type="currency">
            <text:p>0.15 €</text:p>
          </table:table-cell>
          <table:table-cell office:value-type="float" office:value="20" calcext:value-type="float">
            <text:p>20</text:p>
          </table:table-cell>
          <table:table-cell table:formula="of:=[.B12]*[.C12]" office:value-type="currency" office:currency="EUR" office:value="2.98" calcext:value-type="currency">
            <text:p>2.98 €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currency" office:currency="EUR" office:value="0.235" calcext:value-type="currency">
            <text:p>0.24 €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currency" office:currency="EUR" office:value="0.94" calcext:value-type="currency">
            <text:p>0.94 €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currency" office:currency="EUR" office:value="0.179" calcext:value-type="currency">
            <text:p>0.18 €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currency" office:currency="EUR" office:value="0.358" calcext:value-type="currency">
            <text:p>0.36 €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LED connector</text:p>
          </table:table-cell>
          <table:table-cell office:value-type="currency" office:currency="EUR" office:value="2.53" calcext:value-type="currency">
            <text:p>2.53 €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currency" office:currency="EUR" office:value="2.53" calcext:value-type="currency">
            <text:p>2.53 €</text:p>
          </table:table-cell>
          <table:table-cell office:value-type="string" calcext:value-type="string">
            <text:p>https://www.wago.com/global/pluggable-connectors/tht-male-header-2-row/p/713-1425_037-000</text:p>
          </table:table-cell>
        </table:table-row>
        <table:table-row table:style-name="ro1">
          <table:table-cell office:value-type="string" calcext:value-type="string">
            <text:p>Teensy 4.1</text:p>
          </table:table-cell>
          <table:table-cell office:value-type="currency" office:currency="EUR" office:value="42.99" calcext:value-type="currency">
            <text:p>42.99 €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currency" office:currency="EUR" office:value="42.99" calcext:value-type="currency">
            <text:p>42.99 €</text:p>
          </table:table-cell>
          <table:table-cell office:value-type="string" calcext:value-type="string">
            <text:p><text:a xlink:href="https://www.conrad.de/de/p/pjrc-teensy41-mikrocontroller-teensy-4-1-2269230.html?hk=SEM&amp;WT.mc_id=google_pla&amp;gclid=Cj0KCQjwu-KiBhCsARIsAPztUF0xS3RAGwUC_e1M88wH7anFF0Y1IYFsRv-gUlzuVZ1jRseS08uZZSYaAva1EALw_wcB" xlink:type="simple">https://www.conrad.de/de/p/pjrc-teensy41-mikrocontroller-teensy-4-1-2269230.html?hk=SEM&amp;WT.mc_id=google_pla&amp;gclid=Cj0KCQjwu-KiBhCsARIsAPztUF0xS3RAGwUC_e1M88wH7anFF0Y1IYFsRv-gUlzuVZ1jRseS08uZZSYaAva1EALw_wcB</text:a></text:p>
          </table:table-cell>
        </table:table-row>
        <table:table-row table:style-name="ro1">
          <table:table-cell office:value-type="string" calcext:value-type="string">
            <text:p>pin socket 24pins</text:p>
          </table:table-cell>
          <table:table-cell office:value-type="currency" office:currency="EUR" office:value="3.5" calcext:value-type="currency">
            <text:p>3.50 €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currency" office:currency="EUR" office:value="7" calcext:value-type="currency">
            <text:p>7.00 €</text:p>
          </table:table-cell>
          <table:table-cell office:value-type="string" calcext:value-type="string">
            <text:p>https://www.mouser.de/ProductDetail/Samtec/CES-124-01-T-S?qs=0lQeLiL1qyYykmR5AzhKtQ%3D%3D</text:p>
          </table:table-cell>
        </table:table-row>
        <table:table-row table:style-name="ro1">
          <table:table-cell office:value-type="string" calcext:value-type="string">
            <text:p>24V 50A 1200Watt Power Supply</text:p>
          </table:table-cell>
          <table:table-cell office:value-type="currency" office:currency="EUR" office:value="83.99" calcext:value-type="currency">
            <text:p>83.99 €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currency" office:currency="EUR" office:value="83.99" calcext:value-type="currency">
            <text:p>83.99 €</text:p>
          </table:table-cell>
          <table:table-cell office:value-type="string" calcext:value-type="string">
            <text:p>https://www.amazon.de/Fahren-Schaltnetzteil-Industrielle-Energieversorgung-Monitor/dp/B077CP69P6/ref=sr_1_1_sspa?__mk_de_DE=%C3%85M%C3%85%C5%BD%C3%95%C3%91&amp;crid=2JDMWO4APYQJQ&amp;keywords=24V+50A+1200W&amp;qid=1683572272&amp;sprefix=24v+50a+1200w%2Caps%2C101&amp;sr=8-1-spons&amp;sp_csd=d2lkZ2V0TmFtZT1zcF9hdGY&amp;psc=1</text:p>
          </table:table-cell>
        </table:table-row>
        <table:table-row table:style-name="ro1">
          <table:table-cell office:value-type="string" calcext:value-type="string">
            <text:p>18V 66.7A 1200Watt Power Supply</text:p>
          </table:table-cell>
          <table:table-cell office:value-type="currency" office:currency="EUR" office:value="134.87" calcext:value-type="currency">
            <text:p>134.87 €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currency" office:currency="EUR" office:value="134.87" calcext:value-type="currency">
            <text:p>134.87 €</text:p>
          </table:table-cell>
          <table:table-cell office:value-type="string" calcext:value-type="string">
            <text:p>https://www.amazon.de/variable-switching-100-240V-Adjustable-voltage/dp/B0B7MVQQQZ/ref=rvi_sccl_3/257-3762097-1195707?pd_rd_w=ctbAv&amp;content-id=amzn1.sym.22019d9a-e205-410a-b337-2be913e3a486&amp;pf_rd_p=22019d9a-e205-410a-b337-2be913e3a486&amp;pf_rd_r=AYZ3GMPND7WFX1M3V550&amp;pd_rd_wg=GFEgl&amp;pd_rd_r=ea91673e-5574-426a-acaf-976c7c08ead5&amp;pd_rd_i=B0B7MVQQQZ&amp;th=1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currency" office:currency="EUR" office:value="2.29" calcext:value-type="currency">
            <text:p>2.29 €</text:p>
          </table:table-cell>
          <table:table-cell office:value-type="float" office:value="20" calcext:value-type="float">
            <text:p>20</text:p>
          </table:table-cell>
          <table:table-cell table:formula="of:=[.B20]*[.C20]" office:value-type="currency" office:currency="EUR" office:value="45.8" calcext:value-type="currency">
            <text:p>45.80 €</text:p>
          </table:table-cell>
          <table:table-cell office:value-type="string" calcext:value-type="string">
            <text:p>https://www.mouser.de/ProductDetail/Vishay-Semiconductors/SIDR392DP-T1-GE3?qs=y6ZabgHbY%252BxitvpTUsg6jw%3D%3D</text:p>
          </table:table-cell>
        </table:table-row>
        <table:table-row table:style-name="ro1">
          <table:table-cell office:value-type="string" calcext:value-type="string">
            <text:p>MOSFET low thermal alternative</text:p>
          </table:table-cell>
          <table:table-cell office:value-type="currency" office:currency="EUR" office:value="0.373" calcext:value-type="currency">
            <text:p>0.37 €</text:p>
          </table:table-cell>
          <table:table-cell office:value-type="float" office:value="20" calcext:value-type="float">
            <text:p>20</text:p>
          </table:table-cell>
          <table:table-cell table:formula="of:=[.B21]*[.C21]" office:value-type="currency" office:currency="EUR" office:value="7.46" calcext:value-type="currency">
            <text:p>7.46 €</text:p>
          </table:table-cell>
          <table:table-cell office:value-type="string" calcext:value-type="string">
            <text:p>https://www.mouser.de/ProductDetail/Diodes-Incorporated/DMT6012LSS-13?qs=y6ZabgHbY%252BxqRaYJX0N1nQ%3D%3D</text:p>
          </table:table-cell>
        </table:table-row>
        <table:table-row table:style-name="ro1">
          <table:table-cell office:value-type="string" calcext:value-type="string">
            <text:p>Ethernet MagJACK</text:p>
          </table:table-cell>
          <table:table-cell office:value-type="currency" office:currency="EUR" office:value="3.43" calcext:value-type="currency">
            <text:p>3.43 €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currency" office:currency="EUR" office:value="3.43" calcext:value-type="currency">
            <text:p>3.43 €</text:p>
          </table:table-cell>
          <table:table-cell office:value-type="string" calcext:value-type="string">
            <text:p>https://www.digikey.de/de/products/detail/wiznet/J1B1211CCD/7604176?s=N4IgTCBcDaIIxgOwA4C0cAMBWMqByAIiALoC%2BQA</text:p>
          </table:table-cell>
        </table:table-row>
        <table:table-row table:style-name="ro1">
          <table:table-cell office:value-type="string" calcext:value-type="string">
            <text:p>Flash IC</text:p>
          </table:table-cell>
          <table:table-cell office:value-type="currency" office:currency="EUR" office:value="1.55" calcext:value-type="currency">
            <text:p>1.55 €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1.55" calcext:value-type="currency">
            <text:p>1.55 €</text:p>
          </table:table-cell>
          <table:table-cell office:value-type="string" calcext:value-type="string">
            <text:p>https://www.digikey.de/de/products/detail/winbond-electronics/W25Q128JVSIQ/5803943?s=N4IgTCBcDaIDoBcAEB1MBWAigRjADgCkA1AZQElMBaAOQBEQBdAXyA</text:p>
          </table:table-cell>
        </table:table-row>
        <table:table-row table:style-name="ro1">
          <table:table-cell office:value-type="string" calcext:value-type="string">
            <text:p>24V 3.5A 5V 3A Power Supply</text:p>
          </table:table-cell>
          <table:table-cell office:value-type="currency" office:currency="EUR" office:value="43.31" calcext:value-type="currency">
            <text:p>43.31 €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currency" office:currency="EUR" office:value="43.31" calcext:value-type="currency">
            <text:p>43.31 €</text:p>
          </table:table-cell>
          <table:table-cell office:value-type="string" calcext:value-type="string">
            <text:p>https://www.mouser.de/ProductDetail/Delta-Electronics/PMT-D2V100W1AA?qs=Paqgc3NkMbQjCGujZptuRw%3D%3D</text:p>
          </table:table-cell>
        </table:table-row>
        <table:table-row table:style-name="ro1">
          <table:table-cell office:value-type="string" calcext:value-type="string">
            <text:p>SMD Terminal with Blind-Hole Thread </text:p>
          </table:table-cell>
          <table:table-cell office:value-type="currency" office:currency="EUR" office:value="2.62" calcext:value-type="currency">
            <text:p>2.62 €</text:p>
          </table:table-cell>
          <table:table-cell office:value-type="float" office:value="6" calcext:value-type="float">
            <text:p>6</text:p>
          </table:table-cell>
          <table:table-cell table:formula="of:=[.B25]*[.C25]" office:value-type="currency" office:currency="EUR" office:value="15.72" calcext:value-type="currency">
            <text:p>15.72 €</text:p>
          </table:table-cell>
          <table:table-cell office:value-type="string" calcext:value-type="string">
            <text:p>https://www.mouser.de/ProductDetail/Wurth-Elektronik/7466205R?qs=lBTPRtX1sU8D2oI%252B7M8jdw%3D%3D</text:p>
          </table:table-cell>
        </table:table-row>
        <table:table-row table:style-name="ro1">
          <table:table-cell office:value-type="string" calcext:value-type="string">
            <text:p>SMD Terminal M4</text:p>
          </table:table-cell>
          <table:table-cell office:value-type="currency" office:currency="EUR" office:value="0.42" calcext:value-type="currency">
            <text:p>0.42 €</text:p>
          </table:table-cell>
          <table:table-cell office:value-type="float" office:value="4" calcext:value-type="float">
            <text:p>4</text:p>
          </table:table-cell>
          <table:table-cell table:formula="of:=[.B26]*[.C26]" office:value-type="currency" office:currency="EUR" office:value="1.68" calcext:value-type="currency">
            <text:p>1.68 €</text:p>
          </table:table-cell>
          <table:table-cell office:value-type="string" calcext:value-type="string">
            <text:p>https://www.digikey.de/de/products/detail/keystone-electronics/7767/4499347?utm_adgroup=&amp;utm_source=google&amp;utm_medium=cpc&amp;utm_campaign=PMax%20Shopping_Product_New%20Customer%20Acquisition&amp;utm_term=&amp;productid=4499347&amp;gclid=Cj0KCQjwpPKiBhDvARIsACn-gzDOib_u7O1pLtUus9Yol62Pzn_7JqCSJkrhEam0hipU6jxVo32zsnEaAoD6EALw_wcB</text:p>
          </table:table-cell>
        </table:table-row>
        <table:table-row table:style-name="ro1">
          <table:table-cell office:value-type="string" calcext:value-type="string">
            <text:p>SMD screw terminal 10pos</text:p>
          </table:table-cell>
          <table:table-cell office:value-type="currency" office:currency="EUR" office:value="8.52" calcext:value-type="currency">
            <text:p>8.52 €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currency" office:currency="EUR" office:value="8.52" calcext:value-type="currency">
            <text:p>8.52 €</text:p>
          </table:table-cell>
          <table:table-cell office:value-type="string" calcext:value-type="string">
            <text:p>https://www.mouser.de/ProductDetail/TE-Connectivity/1-282834-0?qs=A%252Bip%252BNCYi6NR8gc1VpOgPg%3D%3D</text:p>
          </table:table-cell>
        </table:table-row>
        <table:table-row table:style-name="ro1">
          <table:table-cell office:value-type="string" calcext:value-type="string">
            <text:p>D-Sub 37pos SMD male</text:p>
          </table:table-cell>
          <table:table-cell office:value-type="currency" office:currency="EUR" office:value="3.81" calcext:value-type="currency">
            <text:p>3.81 €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currency" office:currency="EUR" office:value="3.81" calcext:value-type="currency">
            <text:p>3.81 €</text:p>
          </table:table-cell>
          <table:table-cell office:value-type="string" calcext:value-type="string">
            <text:p>https://www.digikey.de/de/products/detail/amphenol-icc-(fci)/D37S33E4GX00LF/1539070?utm_adgroup=&amp;utm_source=google&amp;utm_medium=cpc&amp;utm_campaign=PMax%20Shopping_Product_New%20Customer%20Acquisition&amp;utm_term=&amp;productid=1539070&amp;gclid=Cj0KCQjwpPKiBhDvARIsACn-gzB7LUWAQX-H3jv8d504VY-M5yc3VwXwJhr1Zqr1HsrNKB7XXFVPkVEaAv7xEALw_wcB</text:p>
          </table:table-cell>
        </table:table-row>
        <table:table-row table:style-name="ro1">
          <table:table-cell office:value-type="string" calcext:value-type="string">
            <text:p>WIO terminal</text:p>
          </table:table-cell>
          <table:table-cell table:style-name="ce5" office:value-type="currency" office:currency="EUR" office:value="47.6" calcext:value-type="currency">
            <text:p>47.6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29]*[.C29]" office:value-type="currency" office:currency="EUR" office:value="47.6" calcext:value-type="currency">
            <text:p>47.60 €</text:p>
          </table:table-cell>
          <table:table-cell office:value-type="string" calcext:value-type="string">
            <text:p>https://eckstein-shop.de/SeeedStudioWioTerminal3AATSAMD51CorewithRealtekRTL8720DNBLE5026Wi-Fi24G2F5GDevBoardEN</text:p>
          </table:table-cell>
        </table:table-row>
        <table:table-row table:style-name="ro1">
          <table:table-cell office:value-type="string" calcext:value-type="string">
            <text:p>Test Points</text:p>
          </table:table-cell>
          <table:table-cell table:style-name="ce5" office:value-type="currency" office:currency="EUR" office:value="0.0952" calcext:value-type="currency">
            <text:p>0.10 €</text:p>
          </table:table-cell>
          <table:table-cell table:style-name="Default" office:value-type="float" office:value="100" calcext:value-type="float">
            <text:p>100</text:p>
          </table:table-cell>
          <table:table-cell table:formula="of:=[.B30]*[.C30]" office:value-type="currency" office:currency="EUR" office:value="9.52" calcext:value-type="currency">
            <text:p>9.52 €</text:p>
          </table:table-cell>
          <table:table-cell office:value-type="string" calcext:value-type="string">
            <text:p>https://www.digikey.de/de/products/detail/koa-speer-electronics-inc/RCWCTE/11476558</text:p>
          </table:table-cell>
        </table:table-row>
        <table:table-row table:style-name="ro1">
          <table:table-cell office:value-type="string" calcext:value-type="string">
            <text:p>NTC Thermistor</text:p>
          </table:table-cell>
          <table:table-cell table:style-name="ce5" office:value-type="currency" office:currency="EUR" office:value="0.583" calcext:value-type="currency">
            <text:p>0.58 €</text:p>
          </table:table-cell>
          <table:table-cell table:style-name="Default" office:value-type="float" office:value="17" calcext:value-type="float">
            <text:p>17</text:p>
          </table:table-cell>
          <table:table-cell table:formula="of:=[.B31]*[.C31]" office:value-type="currency" office:currency="EUR" office:value="9.911" calcext:value-type="currency">
            <text:p>9.91 €</text:p>
          </table:table-cell>
          <table:table-cell office:value-type="string" calcext:value-type="string">
            <text:p>https://www.mouser.de/ProductDetail/Vishay-BC-Components/NTCS0805E3103FMT?qs=%2FWiulJ9oly6N%2FcschAk0gQ%3D%3D</text:p>
          </table:table-cell>
        </table:table-row>
        <table:table-row table:style-name="ro1">
          <table:table-cell office:value-type="string" calcext:value-type="string">
            <text:p>USB connector female</text:p>
          </table:table-cell>
          <table:table-cell table:style-name="ce5" office:value-type="currency" office:currency="EUR" office:value="1.88" calcext:value-type="currency">
            <text:p>1.88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32]*[.C32]" office:value-type="currency" office:currency="EUR" office:value="1.88" calcext:value-type="currency">
            <text:p>1.88 €</text:p>
          </table:table-cell>
          <table:table-cell office:value-type="string" calcext:value-type="string">
            <text:p>https://www.mouser.de/ProductDetail/Molex/67643-3910?qs=x6EjVpvqMVPR04zsu4B0aw%3D%3D</text:p>
          </table:table-cell>
        </table:table-row>
        <table:table-row table:style-name="ro1">
          <table:table-cell office:value-type="string" calcext:value-type="string">
            <text:p>LED blue</text:p>
          </table:table-cell>
          <table:table-cell table:style-name="ce5" office:value-type="currency" office:currency="EUR" office:value="0.176" calcext:value-type="currency">
            <text:p>0.18 €</text:p>
          </table:table-cell>
          <table:table-cell table:style-name="Default" office:value-type="float" office:value="16" calcext:value-type="float">
            <text:p>16</text:p>
          </table:table-cell>
          <table:table-cell table:formula="of:=[.B33]*[.C33]" office:value-type="currency" office:currency="EUR" office:value="2.816" calcext:value-type="currency">
            <text:p>2.82 €</text:p>
          </table:table-cell>
          <table:table-cell office:value-type="string" calcext:value-type="string">
            <text:p>https://www.mouser.de/ProductDetail/Wurth-Elektronik/150080BS75000?qs=2kOmHSv6VfT2tBo3UPVqAQ%3D%3D</text:p>
          </table:table-cell>
        </table:table-row>
        <table:table-row table:style-name="ro1">
          <table:table-cell office:value-type="string" calcext:value-type="string">
            <text:p>Kaltgeraete Stecker</text:p>
          </table:table-cell>
          <table:table-cell table:style-name="ce5" office:value-type="currency" office:currency="EUR" office:value="18.39" calcext:value-type="currency">
            <text:p>18.39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34]*[.C34]" office:value-type="currency" office:currency="EUR" office:value="18.39" calcext:value-type="currency">
            <text:p>18.39 €</text:p>
          </table:table-cell>
          <table:table-cell office:value-type="string" calcext:value-type="string">
            <text:p>https://de.rs-online.com/web/p/iec-steckverbinder/3521825</text:p>
          </table:table-cell>
        </table:table-row>
        <table:table-row table:style-name="ro1">
          <table:table-cell office:value-type="string" calcext:value-type="string">
            <text:p>ESD protection for LEDs</text:p>
          </table:table-cell>
          <table:table-cell table:style-name="ce5" office:value-type="currency" office:currency="EUR" office:value="0.263" calcext:value-type="currency">
            <text:p>0.26 €</text:p>
          </table:table-cell>
          <table:table-cell table:style-name="Default" office:value-type="float" office:value="16" calcext:value-type="float">
            <text:p>16</text:p>
          </table:table-cell>
          <table:table-cell table:formula="of:=[.B35]*[.C35]" office:value-type="currency" office:currency="EUR" office:value="4.208" calcext:value-type="currency">
            <text:p>4.21 €</text:p>
          </table:table-cell>
          <table:table-cell office:value-type="string" calcext:value-type="string">
            <text:p>https://www.mouser.de/ProductDetail/Vishay-Semiconductors/VESD16A2-03G-G3-08?qs=UkDUCjYnTB34zpOHUpj7rA%3D%3D</text:p>
          </table:table-cell>
        </table:table-row>
        <table:table-row table:style-name="ro1">
          <table:table-cell/>
          <table:table-cell table:style-name="ce5"/>
          <table:table-cell table:style-name="Default"/>
          <table:table-cell table:formula="of:=[.B36]*[.C3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7]*[.C3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8]*[.C3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9]*[.C3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40]*[.C4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41]*[.C4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style-name="ce5" table:formula="of:=SUM([.D2:.D41])" office:value-type="currency" office:currency="EUR" office:value="913.693" calcext:value-type="currency">
            <text:p>913.69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 style:data-style-name="N2" text:time-value="15:23:25.695226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5-16T17:27:31.874505303</dc:date>
    <meta:editing-duration>PT9H3M57S</meta:editing-duration>
    <meta:editing-cycles>58</meta:editing-cycles>
    <meta:generator>LibreOffice/6.4.7.2$Linux_X86_64 LibreOffice_project/40$Build-2</meta:generator>
    <meta:document-statistic meta:table-count="1" meta:cell-count="182" meta:object-count="0"/>
  </office:meta>
</office:document-meta>
</file>